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676cm" table:align="right"/>
    </style:style>
    <style:style style:name="Tabla1.A" style:family="table-column">
      <style:table-column-properties style:column-width="9.728cm"/>
    </style:style>
    <style:style style:name="Tabla1.B" style:family="table-column">
      <style:table-column-properties style:column-width="9.948cm"/>
    </style:style>
    <style:style style:name="Tabla1.1" style:family="table-row">
      <style:table-row-properties style:min-row-height="3.907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717cm" table:align="right"/>
    </style:style>
    <style:style style:name="Tabla2.A" style:family="table-column">
      <style:table-column-properties style:column-width="19.717cm"/>
    </style:style>
    <style:style style:name="Tabla2.1" style:family="table-row">
      <style:table-row-properties style:min-row-height="1.005cm"/>
    </style:style>
    <style:style style:name="Tabla2.A1" style:family="table-cell">
      <style:table-cell-properties fo:padding="0.097cm" fo:border="none"/>
    </style:style>
    <style:style style:name="Tabla2.3" style:family="table-row">
      <style:table-row-properties style:min-row-height="1.159cm"/>
    </style:style>
    <style:style style:name="Tableau1" style:family="table">
      <style:table-properties style:width="19.699cm" fo:margin-left="0.162cm" table:align="left"/>
    </style:style>
    <style:style style:name="Tableau1.A" style:family="table-column">
      <style:table-column-properties style:column-width="2.159cm"/>
    </style:style>
    <style:style style:name="Tableau1.B" style:family="table-column">
      <style:table-column-properties style:column-width="8.41cm"/>
    </style:style>
    <style:style style:name="Tableau1.C" style:family="table-column">
      <style:table-column-properties style:column-width="1.826cm"/>
    </style:style>
    <style:style style:name="Tableau1.D" style:family="table-column">
      <style:table-column-properties style:column-width="2.096cm"/>
    </style:style>
    <style:style style:name="Tableau1.E" style:family="table-column">
      <style:table-column-properties style:column-width="1.76cm"/>
    </style:style>
    <style:style style:name="Tableau1.F" style:family="table-column">
      <style:table-column-properties style:column-width="3.448cm"/>
    </style:style>
    <style:style style:name="Tableau1.A1" style:family="table-cell">
      <style:table-cell-properties fo:background-color="#ffcc99" fo:padding="0.097cm" fo:border="none">
        <style:background-image/>
      </style:table-cell-properties>
    </style:style>
    <style:style style:name="Tableau1.2" style:family="table-row">
      <style:table-row-properties style:min-row-height="0.436cm"/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Tableau1.C2" style:family="table-cell">
      <style:table-cell-properties fo:padding="0.097cm" fo:border="none"/>
    </style:style>
    <style:style style:name="Tableau1.D2" style:family="table-cell">
      <style:table-cell-properties fo:padding="0.097cm" fo:border="none"/>
    </style:style>
    <style:style style:name="Tableau1.E2" style:family="table-cell">
      <style:table-cell-properties fo:padding="0.097cm" fo:border="none"/>
    </style:style>
    <style:style style:name="Tableau1.F2" style:family="table-cell">
      <style:table-cell-properties fo:padding="0.097cm" fo:border="none"/>
    </style:style>
    <style:style style:name="Tabla3" style:family="table">
      <style:table-properties style:width="19.881cm" table:align="margins"/>
    </style:style>
    <style:style style:name="Tabla3.A" style:family="table-column">
      <style:table-column-properties style:column-width="19.881cm" style:rel-column-width="65535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9.881cm" table:align="margins" fo:background-color="#ffffff">
        <style:background-image/>
      </style:table-properties>
    </style:style>
    <style:style style:name="Tabla4.A" style:family="table-column">
      <style:table-column-properties style:column-width="11.598cm" style:rel-column-width="38228*"/>
    </style:style>
    <style:style style:name="Tabla4.B" style:family="table-column">
      <style:table-column-properties style:column-width="2.208cm" style:rel-column-width="7282*"/>
    </style:style>
    <style:style style:name="Tabla4.C" style:family="table-column">
      <style:table-column-properties style:column-width="1.656cm" style:rel-column-width="5458*"/>
    </style:style>
    <style:style style:name="Tabla4.E" style:family="table-column">
      <style:table-column-properties style:column-width="2.21cm" style:rel-column-width="728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c0c0c0" fo:padding="0.049cm" fo:border-left="0.05pt solid #808080" fo:border-right="none" fo:border-top="0.05pt solid #808080" fo:border-bottom="0.05pt solid #808080">
        <style:background-image/>
      </style:table-cell-properties>
    </style:style>
    <style:style style:name="Tabla4.E1" style:family="table-cell">
      <style:table-cell-properties fo:background-color="#c0c0c0" fo:padding="0.049cm" fo:border="0.05pt solid #808080">
        <style:background-image/>
      </style:table-cell-properties>
    </style:style>
    <style:style style:name="Tabla4.2" style:family="table-row">
      <style:table-row-properties fo:background-color="#c0c0c0">
        <style:background-image/>
      </style:table-row-properties>
    </style:style>
    <style:style style:name="Tabla4.A2" style:family="table-cell">
      <style:table-cell-properties fo:background-color="#ffffff" fo:padding="0.049cm" fo:border-left="0.05pt solid #808080" fo:border-right="none" fo:border-top="none" fo:border-bottom="0.05pt solid #808080">
        <style:background-image/>
      </style:table-cell-properties>
    </style:style>
    <style:style style:name="Tabla4.E2" style:family="table-cell">
      <style:table-cell-properties fo:background-color="#ffffff" fo:padding="0.049cm" fo:border-left="0.05pt solid #808080" fo:border-right="0.05pt solid #808080" fo:border-top="none" fo:border-bottom="0.05pt solid #808080">
        <style:background-image/>
      </style:table-cell-properties>
    </style:style>
    <style:style style:name="Tabla4.A3" style:family="table-cell">
      <style:table-cell-properties fo:background-color="#ffffff" fo:padding="0.097cm" fo:border="none">
        <style:background-image/>
      </style:table-cell-properties>
    </style:style>
    <style:style style:name="Tabla4.B3" style:family="table-cell">
      <style:table-cell-properties fo:background-color="#ffffff" fo:padding="0.049cm" fo:border-left="0.05pt solid #808080" fo:border-right="none" fo:border-top="0.05pt solid #808080" fo:border-bottom="0.05pt solid #808080">
        <style:background-image/>
      </style:table-cell-properties>
    </style:style>
    <style:style style:name="Tabla4.D3" style:family="table-cell">
      <style:table-cell-properties fo:background-color="#ffffff" fo:padding="0.049cm" fo:border="0.05pt solid #808080">
        <style:background-image/>
      </style:table-cell-properties>
    </style:style>
    <style:style style:name="P1" style:family="paragraph" style:parent-style-name="Standard">
      <style:text-properties style:font-name="Times New Roman" fo:font-size="10pt" officeooo:paragraph-rsid="001127ea" style:font-size-asian="10pt" style:font-size-complex="10pt"/>
    </style:style>
    <style:style style:name="P2" style:family="paragraph" style:parent-style-name="Standard">
      <style:text-properties style:font-name="Times New Roman" fo:font-size="8pt" officeooo:paragraph-rsid="00393d22" style:font-size-asian="8pt" style:font-size-complex="8pt"/>
    </style:style>
    <style:style style:name="P3" style:family="paragraph" style:parent-style-name="Standard">
      <style:text-properties style:font-name="Times New Roman" fo:font-size="7pt" officeooo:paragraph-rsid="002b1823" style:font-size-asian="7pt" style:font-size-complex="7pt"/>
    </style:style>
    <style:style style:name="P4" style:family="paragraph" style:parent-style-name="Standard">
      <style:text-properties fo:font-size="7pt" officeooo:paragraph-rsid="0022799e" style:font-size-asian="6.09999990463257pt" style:font-size-complex="7pt"/>
    </style:style>
    <style:style style:name="P5" style:family="paragraph" style:parent-style-name="Table_20_Contents">
      <style:text-properties style:font-name="Times New Roman" style:font-size-asian="10pt" style:font-size-complex="10pt"/>
    </style:style>
    <style:style style:name="P6" style:family="paragraph" style:parent-style-name="Table_20_Contents">
      <style:text-properties style:font-name="Times New Roman" fo:font-size="8pt" style:font-size-asian="8pt" style:font-size-complex="8pt"/>
    </style:style>
    <style:style style:name="P7" style:family="paragraph" style:parent-style-name="Table_20_Contents">
      <style:text-properties style:font-name="Times New Roman" fo:font-size="8pt" officeooo:paragraph-rsid="00319d39" style:font-size-asian="8pt" style:font-size-complex="8pt"/>
    </style:style>
    <style:style style:name="P8" style:family="paragraph" style:parent-style-name="Table_20_Contents">
      <style:text-properties style:font-name="Times New Roman" fo:font-size="8pt" officeooo:paragraph-rsid="003468e5" style:font-size-asian="8pt" style:font-size-complex="8pt"/>
    </style:style>
    <style:style style:name="P9" style:family="paragraph" style:parent-style-name="Table_20_Contents">
      <style:text-properties style:font-name="Times New Roman" fo:font-size="7pt" officeooo:paragraph-rsid="0028a0d1" style:font-size-asian="7pt" style:font-size-complex="7pt"/>
    </style:style>
    <style:style style:name="P10" style:family="paragraph" style:parent-style-name="Table_20_Contents">
      <style:text-properties style:font-name="Times New Roman" fo:font-size="7pt" officeooo:paragraph-rsid="0022799e" style:font-size-asian="7pt" style:font-size-complex="7pt"/>
    </style:style>
    <style:style style:name="P11" style:family="paragraph" style:parent-style-name="Table_20_Contents">
      <style:text-properties officeooo:paragraph-rsid="00414ede"/>
    </style:style>
    <style:style style:name="P12" style:family="paragraph" style:parent-style-name="Table_20_Heading">
      <style:text-properties fo:color="#99284c" style:font-name="Times New Roman" fo:font-size="8pt" officeooo:rsid="002a9016" officeooo:paragraph-rsid="002a9016" style:font-size-asian="8pt" style:font-size-complex="8pt"/>
    </style:style>
    <style:style style:name="P13" style:family="paragraph" style:parent-style-name="Table_20_Heading">
      <style:text-properties fo:color="#99284c" style:font-name="Times New Roman" fo:font-size="8pt" officeooo:rsid="002acd4c" officeooo:paragraph-rsid="002acd4c" style:font-size-asian="8pt" style:font-size-complex="8pt"/>
    </style:style>
    <style:style style:name="P14" style:family="paragraph" style:parent-style-name="Table_20_Heading">
      <style:text-properties fo:color="#99284c" style:font-name="Times New Roman" fo:font-size="8pt" officeooo:rsid="002ad938" officeooo:paragraph-rsid="002ad938" style:font-size-asian="8pt" style:font-size-complex="8pt"/>
    </style:style>
    <style:style style:name="P15" style:family="paragraph" style:parent-style-name="Standard">
      <style:text-properties style:font-name="Times New Roman" fo:font-size="10pt" officeooo:paragraph-rsid="00615c1d" style:font-size-asian="10pt" style:font-size-complex="10pt"/>
    </style:style>
    <style:style style:name="P16" style:family="paragraph" style:parent-style-name="Standard">
      <style:text-properties fo:font-size="10pt" officeooo:paragraph-rsid="0022799e" style:font-size-asian="10pt" style:font-size-complex="10pt"/>
    </style:style>
    <style:style style:name="P17" style:family="paragraph" style:parent-style-name="Table_20_Contents">
      <style:text-properties fo:font-variant="normal" fo:text-transform="none" fo:color="#000000" style:font-name="Times New Roman" fo:font-size="10pt" fo:letter-spacing="normal" fo:font-style="normal" fo:font-weight="normal" officeooo:paragraph-rsid="004f7186" style:font-size-asian="10pt" style:font-size-complex="10pt"/>
    </style:style>
    <style:style style:name="P18" style:family="paragraph" style:parent-style-name="Table_20_Contents">
      <style:text-properties officeooo:paragraph-rsid="004f7186"/>
    </style:style>
    <style:style style:name="P19" style:family="paragraph" style:parent-style-name="Table_20_Contents">
      <style:text-properties style:font-name="Times New Roman" fo:font-size="7pt" officeooo:paragraph-rsid="004ce863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officeooo:rsid="0094eed8" officeooo:paragraph-rsid="00615c1d"/>
    </style:style>
    <style:style style:name="P21" style:family="paragraph" style:parent-style-name="Table_20_Contents">
      <style:text-properties officeooo:paragraph-rsid="00611756"/>
    </style:style>
    <style:style style:name="P22" style:family="paragraph" style:parent-style-name="Table_20_Contents">
      <style:paragraph-properties fo:text-align="center" style:justify-single-word="false"/>
      <style:text-properties officeooo:rsid="003856a3" officeooo:paragraph-rsid="00615c1d"/>
    </style:style>
    <style:style style:name="P23" style:family="paragraph" style:parent-style-name="Table_20_Contents">
      <style:paragraph-properties fo:text-align="start" style:justify-single-word="false"/>
      <style:text-properties officeooo:rsid="00639b88" officeooo:paragraph-rsid="00615c1d"/>
    </style:style>
    <style:style style:name="P24" style:family="paragraph" style:parent-style-name="Table_20_Contents">
      <style:paragraph-properties fo:text-align="end" style:justify-single-word="false"/>
      <style:text-properties officeooo:rsid="00370188" officeooo:paragraph-rsid="00615c1d"/>
    </style:style>
    <style:style style:name="P25" style:family="paragraph" style:parent-style-name="Table_20_Contents">
      <style:text-properties fo:font-weight="normal" officeooo:rsid="008f0f7e" officeooo:paragraph-rsid="00615c1d"/>
    </style:style>
    <style:style style:name="P26" style:family="paragraph" style:parent-style-name="Table_20_Contents">
      <style:paragraph-properties fo:text-align="end" style:justify-single-word="false"/>
      <style:text-properties fo:font-weight="normal" officeooo:paragraph-rsid="00615c1d"/>
    </style:style>
    <style:style style:name="P27" style:family="paragraph" style:parent-style-name="Table_20_Contents">
      <style:paragraph-properties fo:margin-left="3cm" fo:margin-right="0cm" fo:text-align="start" style:justify-single-word="false" fo:text-indent="-3cm" style:auto-text-indent="false">
        <style:tab-stops>
          <style:tab-stop style:position="1.499cm"/>
        </style:tab-stops>
      </style:paragraph-properties>
      <style:text-properties officeooo:rsid="00596748" officeooo:paragraph-rsid="00615c1d"/>
    </style:style>
    <style:style style:name="P28" style:family="paragraph" style:parent-style-name="Preformatted_20_Text">
      <style:text-properties style:font-name="Times New Roman" fo:font-size="10pt" officeooo:paragraph-rsid="004f7186" style:font-size-asian="10pt" style:font-size-complex="10pt"/>
    </style:style>
    <style:style style:name="P29" style:family="paragraph" style:parent-style-name="Preformatted_20_Text">
      <style:text-properties fo:font-size="10pt" officeooo:paragraph-rsid="00538a43" style:font-size-asian="10pt" style:font-size-complex="10pt"/>
    </style:style>
    <style:style style:name="P30" style:family="paragraph" style:parent-style-name="Preformatted_20_Text">
      <style:text-properties fo:font-size="10pt" officeooo:paragraph-rsid="00551c3b" style:font-size-asian="10pt" style:font-size-complex="10pt"/>
    </style:style>
    <style:style style:name="P31" style:family="paragraph" style:parent-style-name="Preformatted_20_Text">
      <style:text-properties fo:font-size="7pt" officeooo:paragraph-rsid="0022799e" style:font-size-asian="6.09999990463257pt" style:font-size-complex="7pt"/>
    </style:style>
    <style:style style:name="P3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30f622"/>
    </style:style>
    <style:style style:name="T2" style:family="text">
      <style:text-properties style:font-name="Times New Roman" fo:font-size="7pt" style:font-size-asian="7pt" style:font-size-complex="7pt"/>
    </style:style>
    <style:style style:name="T3" style:family="text">
      <style:text-properties style:font-name="Times New Roman" officeooo:rsid="001dca14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officeooo:rsid="001dca14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4df52b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 officeooo:rsid="004df52b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 officeooo:rsid="001dca14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officeooo:rsid="004ff07c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officeooo:rsid="005006ed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 officeooo:rsid="005659a8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580b35"/>
    </style:style>
    <style:style style:name="T16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000000" style:font-name="Times New Roman" fo:font-size="10pt" fo:letter-spacing="normal" fo:font-style="normal" fo:font-weight="normal" officeooo:rsid="001dca14" style:font-size-asian="10pt" style:font-size-complex="10pt"/>
    </style:style>
    <style:style style:name="T18" style:family="text">
      <style:text-properties fo:font-variant="normal" fo:text-transform="none" fo:color="#000000" style:font-name="Times New Roman" fo:font-size="10pt" fo:letter-spacing="normal" fo:font-style="normal" fo:font-weight="normal" officeooo:rsid="004df52b" style:font-size-asian="10pt" style:font-size-complex="10pt"/>
    </style:style>
    <style:style style:name="T19" style:family="text">
      <style:text-properties fo:font-variant="normal" fo:text-transform="none" fo:color="#000000" style:font-name="Times New Roman" fo:font-size="10pt" fo:letter-spacing="normal" fo:font-style="normal" fo:font-weight="normal" officeooo:rsid="00611756" style:font-size-asian="10pt" style:font-size-complex="10pt"/>
    </style:style>
    <style:style style:name="T20" style:family="text">
      <style:text-properties fo:font-variant="normal" fo:text-transform="none" fo:color="#000000" style:font-name="Times New Roman" fo:font-size="7pt" fo:letter-spacing="normal" fo:font-style="normal" fo:font-weight="normal" style:font-size-asian="6.09999990463257pt" style:font-size-complex="7pt"/>
    </style:style>
    <style:style style:name="T21" style:family="text">
      <style:text-properties officeooo:rsid="006e6094"/>
    </style:style>
    <style:style style:name="T22" style:family="text">
      <style:text-properties officeooo:rsid="00425700"/>
    </style:style>
    <style:style style:name="T23" style:family="text">
      <style:text-properties officeooo:rsid="0083c3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a1.A1" office:value-type="string">
            <text:p text:style-name="P5"/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<text:s text:c="29"/>{object_date} <text:s text:c="170"/><text:span text:style-name="T1"><text:s text:c="14"/>{object_payment_mode}</text:span></text:p>
            <text:p text:style-name="P6"/>
          </table:table-cell>
        </table:table-row>
        <table:table-row>
          <table:table-cell table:style-name="Tabla2.A1" office:value-type="string">
            <text:p text:style-name="P8"><text:s text:c="45"/>{company_name} <text:s text:c="160"/>{company_vatnumber}</text:p>
            <text:p text:style-name="P6"/>
          </table:table-cell>
        </table:table-row>
        <table:table-row table:style-name="Tabla2.3">
          <table:table-cell table:style-name="Tabla2.A1" office:value-type="string">
            <text:p text:style-name="P2"><text:s text:c="31"/>{company_address}</text:p>
            <text:p text:style-name="P6"/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2">Cant</text:p>
            </table:table-cell>
            <table:table-cell table:style-name="Tableau1.A1" office:value-type="string">
              <text:p text:style-name="P12">Descipcion</text:p>
            </table:table-cell>
            <table:table-cell table:style-name="Tableau1.A1" office:value-type="string">
              <text:p text:style-name="P13">Precio Unitario</text:p>
            </table:table-cell>
            <table:table-cell table:style-name="Tableau1.A1" office:value-type="string">
              <text:p text:style-name="P14">Exenta</text:p>
            </table:table-cell>
            <table:table-cell table:style-name="Tableau1.A1" office:value-type="string">
              <text:p text:style-name="P14">5</text:p>
            </table:table-cell>
            <table:table-cell table:style-name="Tableau1.A1" office:value-type="string">
              <text:p text:style-name="P14">10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9">[!-- BEGIN row.lines --]{line_qty}</text:p>
          </table:table-cell>
          <table:table-cell table:style-name="Tableau1.B2" office:value-type="string">
            <text:p text:style-name="P19">{line_desc}<text:span text:style-name="T6">{line_vatrate}/{line_price_ht}/{line_price_vat}/{line_price_ttc}</text:span></text:p>
          </table:table-cell>
          <table:table-cell table:style-name="Tableau1.C2" office:value-type="string">
            <text:p text:style-name="P21"><text:span text:style-name="T16">{line_up}/</text:span><text:span text:style-name="T19">{line_up_locale} G</text:span></text:p>
            <text:p text:style-name="P21"><text:span text:style-name="T16"/></text:p>
            <text:p text:style-name="P18"><text:span text:style-name="T16"/></text:p>
            <text:p text:style-name="P17"/>
          </table:table-cell>
          <table:table-cell table:style-name="Tableau1.D2" office:value-type="string">
            <text:p text:style-name="P28"><text:span text:style-name="T7">{</text:span><text:span text:style-name="T8">precoIVA</text:span><text:span text:style-name="T7">}</text:span></text:p>
          </table:table-cell>
          <table:table-cell table:style-name="Tableau1.E2" office:value-type="string">
            <text:p text:style-name="P10"/>
          </table:table-cell>
          <table:table-cell table:style-name="Tableau1.F2" office:value-type="string">
            <text:p text:style-name="P3">{line_price_ttc}[!-- END row.lines --]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/>
        <table:table-column table:style-name="Tabla4.E"/>
        <table:table-row table:style-name="Tabla4.1">
          <table:table-cell table:style-name="Tabla4.A1" office:value-type="string">
            <text:p text:style-name="P22">Désignation</text:p>
          </table:table-cell>
          <table:table-cell table:style-name="Tabla4.A1" office:value-type="string">
            <text:p text:style-name="P22">Prix unit HT</text:p>
          </table:table-cell>
          <table:table-cell table:style-name="Tabla4.A1" office:value-type="string">
            <text:p text:style-name="P22">Quantité</text:p>
          </table:table-cell>
          <table:table-cell table:style-name="Tabla4.A1" office:value-type="string">
            <text:p text:style-name="P22">Remise</text:p>
          </table:table-cell>
          <table:table-cell table:style-name="Tabla4.E1" office:value-type="string">
            <text:p text:style-name="P22">Total HT</text:p>
          </table:table-cell>
        </table:table-row>
        <table:table-row table:style-name="Tabla4.2">
          <table:table-cell table:style-name="Tabla4.A2" office:value-type="string">
            <text:p text:style-name="P23">[!-- BEGIN row.lines --]<text:span text:style-name="T21">{line_fulldesc}</text:span></text:p>
          </table:table-cell>
          <table:table-cell table:style-name="Tabla4.A2" office:value-type="string">
            <text:p text:style-name="P20">{line_up_locale} €</text:p>
          </table:table-cell>
          <table:table-cell table:style-name="Tabla4.A2" office:value-type="string">
            <text:p text:style-name="P24">{line_qty}</text:p>
          </table:table-cell>
          <table:table-cell table:style-name="Tabla4.A2" office:value-type="string">
            <text:p text:style-name="P24">{line_discount_percent}</text:p>
          </table:table-cell>
          <table:table-cell table:style-name="Tabla4.E2" office:value-type="string">
            <text:p text:style-name="P24">{line_price_ht_locale} €<text:span text:style-name="T22">[!-- END row.lines --]</text:span></text:p>
          </table:table-cell>
        </table:table-row>
        <table:table-row table:style-name="Tabla4.1">
          <table:table-cell table:style-name="Tabla4.A3" office:value-type="string">
            <text:p text:style-name="P27">Conditions de règlement : <text:span text:style-name="T23"><text:tab/>{object_payment_term}</text:span></text:p>
          </table:table-cell>
          <table:table-cell table:style-name="Tabla4.B3" table:number-columns-spanned="2" office:value-type="string">
            <text:p text:style-name="P25">Total HT</text:p>
          </table:table-cell>
          <table:covered-table-cell/>
          <table:table-cell table:style-name="Tabla4.D3" table:number-columns-spanned="2" office:value-type="string">
            <text:p text:style-name="P26">{object_total_ht_locale} €</text:p>
          </table:table-cell>
          <table:covered-table-cell/>
        </table:table-row>
      </table:table>
      <text:p text:style-name="P15"/>
      <text:p text:style-name="P4"/>
      <text:p text:style-name="P4"/>
      <text:p text:style-name="P31"/>
      <text:p text:style-name="P4"/>
      <text:p text:style-name="P4"/>
      <text:p text:style-name="P4"/>
      <text:p text:style-name="P4"/>
      <table:table table:name="Tabla3" table:style-name="Tabla3">
        <table:table-column table:style-name="Tabla3.A"/>
        <table:table-row>
          <table:table-cell table:style-name="Tabla3.A1" office:value-type="string">
            <text:p text:style-name="P11"><text:s text:c="80"/><text:span text:style-name="T2">{object_total_ttc}</text:span> <text:s text:c="59"/></text:p>
          </table:table-cell>
        </table:table-row>
        <table:table-row>
          <table:table-cell table:style-name="Tabla3.A1" office:value-type="string">
            <text:p text:style-name="P11"><text:s text:c="80"/><text:span text:style-name="T2">{object_total_ttc}</text:span></text:p>
          </table:table-cell>
        </table:table-row>
        <table:table-row>
          <table:table-cell table:style-name="Tabla3.A1" office:value-type="string">
            <text:p text:style-name="P11"><text:s text:c="137"/><text:span text:style-name="T2">{object_total_vat}</text:span>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55cm" style:type="center"/>
          <style:tab-stop style:position="18.30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001cm" fo:page-height="19.001cm" style:num-format="1" style:print-orientation="portrait" fo:margin-top="0.06cm" fo:margin-bottom="0.06cm" fo:margin-left="0.06cm" fo:margin-right="0.06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61cm" fo:margin-left="0cm" fo:margin-right="0cm" fo:margin-bottom="0.06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0.001cm" fo:page-height="19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3:56:36.841000000</meta:creation-date>
    <dc:date>2016-08-04T22:44:38.820798299</dc:date>
    <meta:editing-duration>PT13H27M40S</meta:editing-duration>
    <meta:editing-cycles>85</meta:editing-cycles>
    <meta:generator>LibreOffice/5.1.4.2$Linux_X86_64 LibreOffice_project/10m0$Build-2</meta:generator>
    <meta:document-statistic meta:table-count="5" meta:image-count="0" meta:object-count="0" meta:page-count="2" meta:paragraph-count="30" meta:word-count="61" meta:character-count="1432" meta:non-whitespace-character-count="598"/>
  </office:meta>
</office:document-meta>
</file>